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t_5e-02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time step</text:p>
          </table:table-cell>
          <table:table-cell table:style-name="ce1" office:value-type="float" office:value="0.00000000000001" calcext:value-type="float">
            <text:p>1.00E-14</text:p>
          </table:table-cell>
          <table:table-cell table:style-name="ce1" office:value-type="float" office:value="0.0000000000001" calcext:value-type="float">
            <text:p>1.00E-13</text:p>
          </table:table-cell>
          <table:table-cell table:style-name="ce1" office:value-type="float" office:value="0.000000000001" calcext:value-type="float">
            <text:p>1.00E-12</text:p>
          </table:table-cell>
          <table:table-cell table:style-name="ce1" office:value-type="float" office:value="0.00000000001" calcext:value-type="float">
            <text:p>1.00E-11</text:p>
          </table:table-cell>
          <table:table-cell table:style-name="ce1" office:value-type="float" office:value="0.0000000001" calcext:value-type="float">
            <text:p>1.00E-10</text:p>
          </table:table-cell>
          <table:table-cell table:style-name="ce1" office:value-type="float" office:value="0.000000001" calcext:value-type="float">
            <text:p>1.00E-09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01" calcext:value-type="float">
            <text:p>1.00E-07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1" calcext:value-type="float">
            <text:p>1.00E-05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1" calcext:value-type="float">
            <text:p>1.00E-02</text:p>
          </table:table-cell>
          <table:table-cell table:style-name="ce1" office:value-type="float" office:value="0.1" calcext:value-type="float">
            <text:p>1.00E-01</text:p>
          </table:table-cell>
          <table:table-cell office:value-type="string" calcext:value-type="string">
            <text:p>no_fil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/>
          <table:table-cell office:value-type="float" office:value="803" calcext:value-type="float">
            <text:p>803</text:p>
          </table:table-cell>
          <table:table-cell table:number-columns-repeated="2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51" calcext:value-type="float">
            <text:p>451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432" calcext:value-type="float">
            <text:p>1432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510" calcext:value-type="float">
            <text:p>151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14" calcext:value-type="float">
            <text:p>514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875" calcext:value-type="float">
            <text:p>875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18.9" calcext:value-type="float">
            <text:p>18.9</text:p>
          </table:table-cell>
          <table:table-cell table:formula="of:=AVERAGE([.C2:.C11])" office:value-type="float" office:value="18.9" calcext:value-type="float">
            <text:p>18.9</text:p>
          </table:table-cell>
          <table:table-cell table:formula="of:=AVERAGE([.D2:.D11])" office:value-type="float" office:value="18.1" calcext:value-type="float">
            <text:p>18.1</text:p>
          </table:table-cell>
          <table:table-cell table:formula="of:=AVERAGE([.E2:.E11])" office:value-type="float" office:value="15.3" calcext:value-type="float">
            <text:p>15.3</text:p>
          </table:table-cell>
          <table:table-cell table:formula="of:=AVERAGE([.F2:.F11])" office:value-type="float" office:value="16.7" calcext:value-type="float">
            <text:p>16.7</text:p>
          </table:table-cell>
          <table:table-cell table:formula="of:=AVERAGE([.G2:.G11])" office:value-type="float" office:value="15.5" calcext:value-type="float">
            <text:p>15.5</text:p>
          </table:table-cell>
          <table:table-cell table:formula="of:=AVERAGE([.H2:.H11])" office:value-type="float" office:value="16.1" calcext:value-type="float">
            <text:p>16.1</text:p>
          </table:table-cell>
          <table:table-cell table:formula="of:=AVERAGE([.I2:.I11])" office:value-type="float" office:value="16" calcext:value-type="float">
            <text:p>16</text:p>
          </table:table-cell>
          <table:table-cell table:formula="of:=AVERAGE([.J2:.J11])" office:value-type="float" office:value="16.3" calcext:value-type="float">
            <text:p>16.3</text:p>
          </table:table-cell>
          <table:table-cell table:formula="of:=AVERAGE([.K2:.K11])" office:value-type="float" office:value="161.4" calcext:value-type="float">
            <text:p>161.4</text:p>
          </table:table-cell>
          <table:table-cell/>
          <table:table-cell table:formula="of:=AVERAGE([.M2:.M11])" office:value-type="float" office:value="678.8" calcext:value-type="float">
            <text:p>678.8</text:p>
          </table:table-cell>
          <table:table-cell table:number-columns-repeated="2"/>
          <table:table-cell table:formula="of:=AVERAGE([.P2:.P11])" office:value-type="float" office:value="18.9" calcext:value-type="float">
            <text:p>18.9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 table:number-rows-repeated="8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1 <text:s/>74 <text:s/>74 <text:s/>0 <text:s/>0.8675069240530987 <text:s/>0.8599863889130199 <text:s/>0 <text:s/>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2 <text:s/>108 <text:s/>34 <text:s/>0 <text:s/>0.7482626767539230 <text:s/>0.8224972963511421 <text:s/>0 <text:s/>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3 <text:s/>128 <text:s/>20 <text:s/>0 <text:s/>0.6030998650772253 <text:s/>0.7273393423533889 <text:s/>0 <text:s/>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4 <text:s/>132 <text:s/>4 <text:s/>0 <text:s/>0.0838767104800871 <text:s/>0.1801755989056469 <text:s/>0 <text:s/>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5 <text:s/>138 <text:s/>6 <text:s/>0 <text:s/>0.1852221583785701 <text:s/>0.3343239425163986 <text:s/>0 <text:s/>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6 <text:s/>142 <text:s/>4 <text:s/>0 <text:s/>0.0621101400671312 <text:s/>0.1726032978849510 <text:s/>0 <text:s/>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7 <text:s/>145 <text:s/>3 <text:s/>0 <text:s/>0.0283730099645801 <text:s/>0.1202589773210167 <text:s/>0 <text:s/>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8 <text:s/>151 <text:s/>6 <text:s/>0 <text:s/>0.1598492847532589 <text:s/>0.3411043150745722 <text:s/>0 <text:s/>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9 <text:s/>163 <text:s/>12 <text:s/>0 <text:s/>0.4296723662708561 <text:s/>0.5722230713076744 <text:s/>0 <text:s/>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10 <text:s/>189 <text:s/>26 <text:s/>0 <text:s/>0.6560912829445219 <text:s/>0.7647719593006850 <text:s/>0 <text:s/></text:p>
          </table:table-cell>
          <table:table-cell table:number-columns-repeated="7"/>
        </table:table-row>
      </table:table>
      <table:table table:name="dt_2e-02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time step</text:p>
          </table:table-cell>
          <table:table-cell table:style-name="ce1" office:value-type="float" office:value="0.00000000000001" calcext:value-type="float">
            <text:p>1.00E-14</text:p>
          </table:table-cell>
          <table:table-cell table:style-name="ce1" office:value-type="float" office:value="0.0000000000001" calcext:value-type="float">
            <text:p>1.00E-13</text:p>
          </table:table-cell>
          <table:table-cell table:style-name="ce1" office:value-type="float" office:value="0.000000000001" calcext:value-type="float">
            <text:p>1.00E-12</text:p>
          </table:table-cell>
          <table:table-cell table:style-name="ce1" office:value-type="float" office:value="0.00000000001" calcext:value-type="float">
            <text:p>1.00E-11</text:p>
          </table:table-cell>
          <table:table-cell table:style-name="ce1" office:value-type="float" office:value="0.0000000001" calcext:value-type="float">
            <text:p>1.00E-10</text:p>
          </table:table-cell>
          <table:table-cell table:style-name="ce1" office:value-type="float" office:value="0.000000001" calcext:value-type="float">
            <text:p>1.00E-09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01" calcext:value-type="float">
            <text:p>1.00E-07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1" calcext:value-type="float">
            <text:p>1.00E-05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1" calcext:value-type="float">
            <text:p>1.00E-02</text:p>
          </table:table-cell>
          <table:table-cell table:style-name="ce1" office:value-type="float" office:value="0.1" calcext:value-type="float">
            <text:p>1.00E-01</text:p>
          </table:table-cell>
          <table:table-cell office:value-type="string" calcext:value-type="string">
            <text:p>no_filter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26"/>
        </table:table-row>
        <table:table-row table:style-name="ro1" table:number-rows-repeated="15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24"/>
        </table:table-row>
      </table:table>
      <table:table table:name="dt_1e-02" table:style-name="ta1">
        <table:shapes>
          <draw:frame draw:z-index="0" draw:style-name="gr1" draw:text-style-name="P1" svg:width="453.51pt" svg:height="255.09pt" svg:x="59.56pt" svg:y="676.69pt">
            <loext:p draw:notify-on-update-of-ranges="'dt_1e-02'.B1:'dt_1e-02'.O1 'dt_1e-02'.P52:'dt_1e-02'.P52 'dt_1e-02'.B52:'dt_1e-02'.O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2" table:default-cell-style-name="Default"/>
        <table:table-row table:style-name="ro1">
          <table:table-cell office:value-type="string" calcext:value-type="string">
            <text:p>time step</text:p>
          </table:table-cell>
          <table:table-cell table:style-name="ce1" office:value-type="float" office:value="0.00000000000001" calcext:value-type="float">
            <text:p>1.00E-14</text:p>
          </table:table-cell>
          <table:table-cell table:style-name="ce1" office:value-type="float" office:value="0.0000000000001" calcext:value-type="float">
            <text:p>1.00E-13</text:p>
          </table:table-cell>
          <table:table-cell table:style-name="ce1" office:value-type="float" office:value="0.000000000001" calcext:value-type="float">
            <text:p>1.00E-12</text:p>
          </table:table-cell>
          <table:table-cell table:style-name="ce1" office:value-type="float" office:value="0.00000000001" calcext:value-type="float">
            <text:p>1.00E-11</text:p>
          </table:table-cell>
          <table:table-cell table:style-name="ce1" office:value-type="float" office:value="0.0000000001" calcext:value-type="float">
            <text:p>1.00E-10</text:p>
          </table:table-cell>
          <table:table-cell table:style-name="ce1" office:value-type="float" office:value="0.000000001" calcext:value-type="float">
            <text:p>1.00E-09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01" calcext:value-type="float">
            <text:p>1.00E-07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1" calcext:value-type="float">
            <text:p>1.00E-05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1" calcext:value-type="float">
            <text:p>1.00E-02</text:p>
          </table:table-cell>
          <table:table-cell table:style-name="ce1" office:value-type="float" office:value="0.1" calcext:value-type="float">
            <text:p>1.00E-01</text:p>
          </table:table-cell>
          <table:table-cell office:value-type="string" calcext:value-type="string">
            <text:p>no_filter</text:p>
          </table:table-cell>
          <table:table-cell table:number-columns-repeated="3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1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1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1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1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1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1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1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1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51"/>
        </table:table-row>
        <table:table-row table:style-name="ro1" table:number-rows-repeated="24"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9"/>
        </table:table-row>
      </table:table>
      <table:table table:name="dt_5e-03" table:style-name="ta1">
        <table:table-column table:style-name="co1" table:number-columns-repeated="80" table:default-cell-style-name="Default"/>
        <table:table-row table:style-name="ro1">
          <table:table-cell office:value-type="string" calcext:value-type="string">
            <text:p>time step</text:p>
          </table:table-cell>
          <table:table-cell table:style-name="ce1" office:value-type="float" office:value="0.00000000000001" calcext:value-type="float">
            <text:p>1.00E-14</text:p>
          </table:table-cell>
          <table:table-cell table:style-name="ce1" office:value-type="float" office:value="0.0000000000001" calcext:value-type="float">
            <text:p>1.00E-13</text:p>
          </table:table-cell>
          <table:table-cell table:style-name="ce1" office:value-type="float" office:value="0.000000000001" calcext:value-type="float">
            <text:p>1.00E-12</text:p>
          </table:table-cell>
          <table:table-cell table:style-name="ce1" office:value-type="float" office:value="0.00000000001" calcext:value-type="float">
            <text:p>1.00E-11</text:p>
          </table:table-cell>
          <table:table-cell table:style-name="ce1" office:value-type="float" office:value="0.0000000001" calcext:value-type="float">
            <text:p>1.00E-10</text:p>
          </table:table-cell>
          <table:table-cell table:style-name="ce1" office:value-type="float" office:value="0.0000000002" calcext:value-type="float">
            <text:p>2.00E-10</text:p>
          </table:table-cell>
          <table:table-cell table:style-name="ce1" office:value-type="float" office:value="0.0000000003" calcext:value-type="float">
            <text:p>3.00E-10</text:p>
          </table:table-cell>
          <table:table-cell table:style-name="ce1" office:value-type="float" office:value="0.0000000004" calcext:value-type="float">
            <text:p>4.00E-10</text:p>
          </table:table-cell>
          <table:table-cell table:style-name="ce1" office:value-type="float" office:value="0.0000000005" calcext:value-type="float">
            <text:p>5.00E-10</text:p>
          </table:table-cell>
          <table:table-cell table:style-name="ce1" office:value-type="float" office:value="0.0000000006" calcext:value-type="float">
            <text:p>6.00E-10</text:p>
          </table:table-cell>
          <table:table-cell table:style-name="ce1" office:value-type="float" office:value="0.0000000007" calcext:value-type="float">
            <text:p>7.00E-10</text:p>
          </table:table-cell>
          <table:table-cell table:style-name="ce1" office:value-type="float" office:value="0.0000000008" calcext:value-type="float">
            <text:p>8.00E-10</text:p>
          </table:table-cell>
          <table:table-cell table:style-name="ce1" office:value-type="float" office:value="0.0000000009" calcext:value-type="float">
            <text:p>9.00E-10</text:p>
          </table:table-cell>
          <table:table-cell table:style-name="ce1" office:value-type="float" office:value="0.000000001" calcext:value-type="float">
            <text:p>1.00E-09</text:p>
          </table:table-cell>
          <table:table-cell table:style-name="ce1" office:value-type="float" office:value="0.000000002" calcext:value-type="float">
            <text:p>2.00E-09</text:p>
          </table:table-cell>
          <table:table-cell table:style-name="ce1" office:value-type="float" office:value="0.000000003" calcext:value-type="float">
            <text:p>3.00E-09</text:p>
          </table:table-cell>
          <table:table-cell table:style-name="ce1" office:value-type="float" office:value="0.000000004" calcext:value-type="float">
            <text:p>4.00E-09</text:p>
          </table:table-cell>
          <table:table-cell table:style-name="ce1" office:value-type="float" office:value="0.000000005" calcext:value-type="float">
            <text:p>5.00E-09</text:p>
          </table:table-cell>
          <table:table-cell table:style-name="ce1" office:value-type="float" office:value="0.000000006" calcext:value-type="float">
            <text:p>6.00E-09</text:p>
          </table:table-cell>
          <table:table-cell table:style-name="ce1" office:value-type="float" office:value="0.000000007" calcext:value-type="float">
            <text:p>7.00E-09</text:p>
          </table:table-cell>
          <table:table-cell table:style-name="ce1" office:value-type="float" office:value="0.000000008" calcext:value-type="float">
            <text:p>8.00E-09</text:p>
          </table:table-cell>
          <table:table-cell table:style-name="ce1" office:value-type="float" office:value="0.000000009" calcext:value-type="float">
            <text:p>9.00E-09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002" calcext:value-type="float">
            <text:p>2.00E-08</text:p>
          </table:table-cell>
          <table:table-cell table:style-name="ce1" office:value-type="float" office:value="0.00000003" calcext:value-type="float">
            <text:p>3.00E-08</text:p>
          </table:table-cell>
          <table:table-cell table:style-name="ce1" office:value-type="float" office:value="0.00000004" calcext:value-type="float">
            <text:p>4.00E-08</text:p>
          </table:table-cell>
          <table:table-cell table:style-name="ce1" office:value-type="float" office:value="0.00000005" calcext:value-type="float">
            <text:p>5.00E-08</text:p>
          </table:table-cell>
          <table:table-cell table:style-name="ce1" office:value-type="float" office:value="0.00000006" calcext:value-type="float">
            <text:p>6.00E-08</text:p>
          </table:table-cell>
          <table:table-cell table:style-name="ce1" office:value-type="float" office:value="0.00000007" calcext:value-type="float">
            <text:p>7.00E-08</text:p>
          </table:table-cell>
          <table:table-cell table:style-name="ce1" office:value-type="float" office:value="0.00000008" calcext:value-type="float">
            <text:p>8.00E-08</text:p>
          </table:table-cell>
          <table:table-cell table:style-name="ce1" office:value-type="float" office:value="0.00000009" calcext:value-type="float">
            <text:p>9.00E-08</text:p>
          </table:table-cell>
          <table:table-cell table:style-name="ce1" office:value-type="float" office:value="0.0000001" calcext:value-type="float">
            <text:p>1.00E-07</text:p>
          </table:table-cell>
          <table:table-cell table:style-name="ce1" office:value-type="float" office:value="0.0000002" calcext:value-type="float">
            <text:p>2.00E-07</text:p>
          </table:table-cell>
          <table:table-cell table:style-name="ce1" office:value-type="float" office:value="0.0000003" calcext:value-type="float">
            <text:p>3.00E-07</text:p>
          </table:table-cell>
          <table:table-cell table:style-name="ce1" office:value-type="float" office:value="0.0000004" calcext:value-type="float">
            <text:p>4.00E-07</text:p>
          </table:table-cell>
          <table:table-cell table:style-name="ce1" office:value-type="float" office:value="0.0000005" calcext:value-type="float">
            <text:p>5.00E-07</text:p>
          </table:table-cell>
          <table:table-cell table:style-name="ce1" office:value-type="float" office:value="0.0000006" calcext:value-type="float">
            <text:p>6.00E-07</text:p>
          </table:table-cell>
          <table:table-cell table:style-name="ce1" office:value-type="float" office:value="0.0000007" calcext:value-type="float">
            <text:p>7.00E-07</text:p>
          </table:table-cell>
          <table:table-cell table:style-name="ce1" office:value-type="float" office:value="0.0000008" calcext:value-type="float">
            <text:p>8.00E-07</text:p>
          </table:table-cell>
          <table:table-cell table:style-name="ce1" office:value-type="float" office:value="0.0000009" calcext:value-type="float">
            <text:p>9.00E-07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2" calcext:value-type="float">
            <text:p>2.00E-06</text:p>
          </table:table-cell>
          <table:table-cell table:style-name="ce1" office:value-type="float" office:value="0.000003" calcext:value-type="float">
            <text:p>3.00E-06</text:p>
          </table:table-cell>
          <table:table-cell table:style-name="ce1" office:value-type="float" office:value="0.000004" calcext:value-type="float">
            <text:p>4.00E-06</text:p>
          </table:table-cell>
          <table:table-cell table:style-name="ce1" office:value-type="float" office:value="0.000005" calcext:value-type="float">
            <text:p>5.00E-06</text:p>
          </table:table-cell>
          <table:table-cell table:style-name="ce1" office:value-type="float" office:value="0.000006" calcext:value-type="float">
            <text:p>6.00E-06</text:p>
          </table:table-cell>
          <table:table-cell table:style-name="ce1" office:value-type="float" office:value="0.000007" calcext:value-type="float">
            <text:p>7.00E-06</text:p>
          </table:table-cell>
          <table:table-cell table:style-name="ce1" office:value-type="float" office:value="0.000008" calcext:value-type="float">
            <text:p>8.00E-06</text:p>
          </table:table-cell>
          <table:table-cell table:style-name="ce1" office:value-type="float" office:value="0.000009" calcext:value-type="float">
            <text:p>9.00E-06</text:p>
          </table:table-cell>
          <table:table-cell table:style-name="ce1" office:value-type="float" office:value="0.00001" calcext:value-type="float">
            <text:p>1.00E-05</text:p>
          </table:table-cell>
          <table:table-cell table:style-name="ce1" office:value-type="float" office:value="0.00002" calcext:value-type="float">
            <text:p>2.00E-05</text:p>
          </table:table-cell>
          <table:table-cell table:style-name="ce1" office:value-type="float" office:value="0.00003" calcext:value-type="float">
            <text:p>3.00E-05</text:p>
          </table:table-cell>
          <table:table-cell table:style-name="ce1" office:value-type="float" office:value="0.00004" calcext:value-type="float">
            <text:p>4.00E-05</text:p>
          </table:table-cell>
          <table:table-cell table:style-name="ce1" office:value-type="float" office:value="0.00005" calcext:value-type="float">
            <text:p>5.00E-05</text:p>
          </table:table-cell>
          <table:table-cell table:style-name="ce1" office:value-type="float" office:value="0.00006" calcext:value-type="float">
            <text:p>6.00E-05</text:p>
          </table:table-cell>
          <table:table-cell table:style-name="ce1" office:value-type="float" office:value="0.00007" calcext:value-type="float">
            <text:p>7.00E-05</text:p>
          </table:table-cell>
          <table:table-cell table:style-name="ce1" office:value-type="float" office:value="0.00008" calcext:value-type="float">
            <text:p>8.00E-05</text:p>
          </table:table-cell>
          <table:table-cell table:style-name="ce1" office:value-type="float" office:value="0.00009" calcext:value-type="float">
            <text:p>9.00E-05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1" office:value-type="float" office:value="0.0002" calcext:value-type="float">
            <text:p>2.00E-04</text:p>
          </table:table-cell>
          <table:table-cell table:style-name="ce1" office:value-type="float" office:value="0.0003" calcext:value-type="float">
            <text:p>3.00E-04</text:p>
          </table:table-cell>
          <table:table-cell table:style-name="ce1" office:value-type="float" office:value="0.0004" calcext:value-type="float">
            <text:p>4.00E-04</text:p>
          </table:table-cell>
          <table:table-cell table:style-name="ce1" office:value-type="float" office:value="0.0005" calcext:value-type="float">
            <text:p>5.00E-04</text:p>
          </table:table-cell>
          <table:table-cell table:style-name="ce1" office:value-type="float" office:value="0.0006" calcext:value-type="float">
            <text:p>6.00E-04</text:p>
          </table:table-cell>
          <table:table-cell table:style-name="ce1" office:value-type="float" office:value="0.0007" calcext:value-type="float">
            <text:p>7.00E-04</text:p>
          </table:table-cell>
          <table:table-cell table:style-name="ce1" office:value-type="float" office:value="0.0008" calcext:value-type="float">
            <text:p>8.00E-04</text:p>
          </table:table-cell>
          <table:table-cell table:style-name="ce1" office:value-type="float" office:value="0.0009" calcext:value-type="float">
            <text:p>9.00E-04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02" calcext:value-type="float">
            <text:p>2.00E-03</text:p>
          </table:table-cell>
          <table:table-cell table:style-name="ce1" office:value-type="float" office:value="0.003" calcext:value-type="float">
            <text:p>3.00E-03</text:p>
          </table:table-cell>
          <table:table-cell table:style-name="ce1" office:value-type="float" office:value="0.004" calcext:value-type="float">
            <text:p>4.00E-03</text:p>
          </table:table-cell>
          <table:table-cell table:style-name="ce1" office:value-type="float" office:value="0.005" calcext:value-type="float">
            <text:p>5.00E-03</text:p>
          </table:table-cell>
          <table:table-cell table:style-name="ce1" office:value-type="float" office:value="0.006" calcext:value-type="float">
            <text:p>6.00E-03</text:p>
          </table:table-cell>
          <table:table-cell table:style-name="ce1" office:value-type="float" office:value="0.007" calcext:value-type="float">
            <text:p>7.00E-03</text:p>
          </table:table-cell>
          <table:table-cell table:style-name="ce1" office:value-type="float" office:value="0.008" calcext:value-type="float">
            <text:p>8.00E-03</text:p>
          </table:table-cell>
          <table:table-cell table:style-name="ce1" office:value-type="float" office:value="0.009" calcext:value-type="float">
            <text:p>9.00E-03</text:p>
          </table:table-cell>
          <table:table-cell table:style-name="ce1" office:value-type="float" office:value="0.01" calcext:value-type="float">
            <text:p>1.00E-02</text:p>
          </table:table-cell>
          <table:table-cell table:style-name="ce1" office:value-type="float" office:value="0.1" calcext:value-type="float">
            <text:p>1.00E-01</text:p>
          </table:table-cell>
          <table:table-cell office:value-type="string" calcext:value-type="string">
            <text:p>no_fil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7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7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7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7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7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7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7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7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7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79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7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7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7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7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7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7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7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79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7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7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79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7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79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7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7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7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7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7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7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7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7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7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7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7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7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7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7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7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7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7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7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7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7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7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7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7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79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79"/>
        </table:table-row>
      </table:table>
      <table:table table:name="dt_4e-03" table:style-name="ta1">
        <table:table-column table:style-name="co1" table:number-columns-repeated="127" table:default-cell-style-name="Default"/>
        <table:table-row table:style-name="ro1">
          <table:table-cell office:value-type="string" calcext:value-type="string">
            <text:p>time step</text:p>
          </table:table-cell>
          <table:table-cell table:style-name="ce1" office:value-type="float" office:value="0.00000000000001" calcext:value-type="float">
            <text:p>1.00E-14</text:p>
          </table:table-cell>
          <table:table-cell table:style-name="ce1" office:value-type="float" office:value="0.0000000000001" calcext:value-type="float">
            <text:p>1.00E-13</text:p>
          </table:table-cell>
          <table:table-cell table:style-name="ce1" office:value-type="float" office:value="0.000000000001" calcext:value-type="float">
            <text:p>1.00E-12</text:p>
          </table:table-cell>
          <table:table-cell table:style-name="ce1" office:value-type="float" office:value="0.00000000001" calcext:value-type="float">
            <text:p>1.00E-11</text:p>
          </table:table-cell>
          <table:table-cell table:style-name="ce1" office:value-type="float" office:value="0.0000000001" calcext:value-type="float">
            <text:p>1.00E-10</text:p>
          </table:table-cell>
          <table:table-cell table:style-name="ce1" office:value-type="float" office:value="0.000000001" calcext:value-type="float">
            <text:p>1.00E-09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01" calcext:value-type="float">
            <text:p>1.00E-07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1" calcext:value-type="float">
            <text:p>1.00E-05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1" calcext:value-type="float">
            <text:p>1.00E-02</text:p>
          </table:table-cell>
          <table:table-cell table:style-name="ce1" office:value-type="float" office:value="0.1" calcext:value-type="float">
            <text:p>1.00E-01</text:p>
          </table:table-cell>
          <table:table-cell office:value-type="string" calcext:value-type="string">
            <text:p>no_filter</text:p>
          </table:table-cell>
          <table:table-cell table:number-columns-repeated="1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2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2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2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2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2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2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2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2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2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2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2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2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2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2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2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2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2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2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2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2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2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2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2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2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2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2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2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2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2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2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2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2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2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2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2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2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2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2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2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2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2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2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2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26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2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2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2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2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2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2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2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2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26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2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2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2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2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2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26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2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26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2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2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26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2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2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2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2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2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2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2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2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2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2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2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2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2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2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2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2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2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2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2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2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2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2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2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2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2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2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2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2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2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2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2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2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2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2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2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2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2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2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2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2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2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2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2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26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26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126"/>
        </table:table-row>
      </table:table>
      <table:table table:name="dt_25e-04_conv_lim_1e-3" table:style-name="ta1">
        <table:table-column table:style-name="co1" table:number-columns-repeated="202" table:default-cell-style-name="Default"/>
        <table:table-row table:style-name="ro1">
          <table:table-cell office:value-type="string" calcext:value-type="string">
            <text:p>time step</text:p>
          </table:table-cell>
          <table:table-cell table:style-name="ce1" office:value-type="float" office:value="0.00000000000001" calcext:value-type="float">
            <text:p>1.00E-14</text:p>
          </table:table-cell>
          <table:table-cell table:style-name="ce1" office:value-type="float" office:value="0.0000000000001" calcext:value-type="float">
            <text:p>1.00E-13</text:p>
          </table:table-cell>
          <table:table-cell table:style-name="ce1" office:value-type="float" office:value="0.000000000001" calcext:value-type="float">
            <text:p>1.00E-12</text:p>
          </table:table-cell>
          <table:table-cell table:style-name="ce1" office:value-type="float" office:value="0.00000000001" calcext:value-type="float">
            <text:p>1.00E-11</text:p>
          </table:table-cell>
          <table:table-cell table:style-name="ce1" office:value-type="float" office:value="0.0000000001" calcext:value-type="float">
            <text:p>1.00E-10</text:p>
          </table:table-cell>
          <table:table-cell table:style-name="ce1" office:value-type="float" office:value="0.000000001" calcext:value-type="float">
            <text:p>1.00E-09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01" calcext:value-type="float">
            <text:p>1.00E-07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1" calcext:value-type="float">
            <text:p>1.00E-05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1" calcext:value-type="float">
            <text:p>1.00E-02</text:p>
          </table:table-cell>
          <table:table-cell table:style-name="ce1" office:value-type="float" office:value="0.1" calcext:value-type="float">
            <text:p>1.00E-01</text:p>
          </table:table-cell>
          <table:table-cell office:value-type="string" calcext:value-type="string">
            <text:p>no_filter</text:p>
          </table:table-cell>
          <table:table-cell table:number-columns-repeated="18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0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0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0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0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0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0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0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0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0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0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0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0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0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0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0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0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0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0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0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0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0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0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0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0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01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01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0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0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01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0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0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01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0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01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0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0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0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01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0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01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0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01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01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01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0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01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01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01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01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0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0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01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01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01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01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01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0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01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01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01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01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01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0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01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01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01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01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01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1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01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01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01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01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01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1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01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01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01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01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01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01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01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01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01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01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0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01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01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01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01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01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0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01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01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01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01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01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01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01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01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01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01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01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01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01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01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01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01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01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01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01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01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01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01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01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01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01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01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01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01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01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01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01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01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01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01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01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01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01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01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01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01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01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01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01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01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01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0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01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01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01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01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01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01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01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01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01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01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01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01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01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01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01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01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01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01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01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01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01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01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01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01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01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01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01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01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01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01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01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01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01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01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01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01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01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01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01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01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01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01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01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01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01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01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01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01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01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01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01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01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01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201"/>
        </table:table-row>
        <table:table-row table:style-name="ro1" table:number-rows-repeated="2">
          <table:table-cell table:number-columns-repeated="202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185"/>
        </table:table-row>
      </table:table>
      <table:table table:name="Results" table:style-name="ta1">
        <table:shapes>
          <draw:frame draw:z-index="0" draw:style-name="gr1" draw:text-style-name="P1" svg:width="829.64pt" svg:height="578.98pt" svg:x="67.12pt" svg:y="111.43pt">
            <loext:p draw:notify-on-update-of-ranges="'dt_5e-02'.B1:'dt_5e-02'.O1 Results.A1:Results.A1 'dt_5e-02'.B12:'dt_5e-02'.O12 'dt_5e-02'.B1:'dt_5e-02'.O1 Results.A2:Results.A2 'dt_5e-02'.P12:'dt_5e-02'.P12 'dt_5e-02'.B1:'dt_5e-02'.O1 Results.B2:Results.B2 'dt_2e-02'.P27:'dt_2e-02'.P27 'dt_5e-02'.B1:'dt_5e-02'.O1 Results.C2:Results.C2 'dt_1e-02'.P52:'dt_1e-02'.P52 'dt_5e-02'.B1:'dt_5e-02'.O1 Results.E2:Results.E2 'dt_4e-03'.P127:'dt_4e-03'.P127 'dt_5e-02'.B1:'dt_5e-02'.O1 Results.D2:Results.D2 'dt_5e-03'.CB102:'dt_5e-03'.CB102 'dt_5e-02'.B1:'dt_5e-02'.O1 Results.F2:Results.F2 'dt_25e-04_conv_lim_1e-3'.P202:'dt_25e-04_conv_lim_1e-3'.P202 'dt_25e-04_conv_lim_1e-3'.B1:'dt_25e-04_conv_lim_1e-3'.O1 Results.F1:Results.F1 'dt_25e-04_conv_lim_1e-3'.B202:'dt_25e-04_conv_lim_1e-3'.O202 'dt_2e-02'.B1:'dt_2e-02'.O1 Results.B1:Results.B1 'dt_2e-02'.B27:'dt_2e-02'.O27 'dt_1e-02'.B1:'dt_1e-02'.O1 Results.C1:Results.C1 'dt_1e-02'.B52:'dt_1e-02'.O52 'dt_5e-03'.B1:'dt_5e-03'.CA1 Results.D1:Results.D1 'dt_5e-03'.B102:'dt_5e-03'.CA102 'dt_4e-03'.B1:'dt_4e-03'.O1 Results.E1:Results.E1 'dt_4e-03'.B127:'dt_4e-03'.O1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t_5e-02</text:p>
          </table:table-cell>
          <table:table-cell office:value-type="string" calcext:value-type="string">
            <text:p>dt_2e-02</text:p>
          </table:table-cell>
          <table:table-cell office:value-type="string" calcext:value-type="string">
            <text:p>dt_1e-02</text:p>
          </table:table-cell>
          <table:table-cell office:value-type="string" calcext:value-type="string">
            <text:p>dt_5e-03</text:p>
          </table:table-cell>
          <table:table-cell office:value-type="string" calcext:value-type="string">
            <text:p>dt_4e-03</text:p>
          </table:table-cell>
          <table:table-cell office:value-type="string" calcext:value-type="string">
            <text:p>dt_25e-04_conv_lim_1e-3</text:p>
          </table:table-cell>
        </table:table-row>
        <table:table-row table:style-name="ro1">
          <table:table-cell office:value-type="string" calcext:value-type="string">
            <text:p>dt_5e-02_no_filter</text:p>
          </table:table-cell>
          <table:table-cell office:value-type="string" calcext:value-type="string">
            <text:p>dt_2e-02_no_filter</text:p>
          </table:table-cell>
          <table:table-cell office:value-type="string" calcext:value-type="string">
            <text:p>dt_1e-02_no_filter</text:p>
          </table:table-cell>
          <table:table-cell office:value-type="string" calcext:value-type="string">
            <text:p>dt_5e-03_no_filter</text:p>
          </table:table-cell>
          <table:table-cell office:value-type="string" calcext:value-type="string">
            <text:p>dt_4e-03_no_filter</text:p>
          </table:table-cell>
          <table:table-cell office:value-type="string" calcext:value-type="string">
            <text:p>dt_25e-04_conv_lim_1e-3_no_filter</text:p>
          </table:table-cell>
        </table:table-row>
      </table:table>
      <table:named-expressions/>
      <table:database-ranges>
        <table:database-range table:name="__Anonymous_Sheet_DB__0" table:target-range-address="'dt_5e-02'.B1:'dt_5e-02'.L11" table:contains-header="false" table:orientation="column">
          <table:sort>
            <table:sort-by table:field-number="0" table:data-type="automatic"/>
          </table:sort>
        </table:database-range>
        <table:database-range table:name="__Anonymous_Sheet_DB__1" table:target-range-address="'dt_2e-02'.B1:'dt_2e-02'.O26" table:contains-header="false" table:orientation="column">
          <table:sort>
            <table:sort-by table:field-number="0" table:data-type="automatic"/>
          </table:sort>
        </table:database-range>
        <table:database-range table:name="__Anonymous_Sheet_DB__2" table:target-range-address="'dt_1e-02'.B1:'dt_1e-02'.O52" table:contains-header="false" table:orientation="column">
          <table:sort>
            <table:sort-by table:field-number="0" table:data-type="automatic"/>
          </table:sort>
        </table:database-range>
        <table:database-range table:name="__Anonymous_Sheet_DB__4" table:target-range-address="'dt_4e-03'.B1:'dt_4e-03'.O126" table:contains-header="false" table:orientation="column">
          <table:sort>
            <table:sort-by table:field-number="0" table:data-type="automatic"/>
          </table:sort>
        </table:database-range>
        <table:database-range table:name="__Anonymous_Sheet_DB__5" table:target-range-address="'dt_25e-04_conv_lim_1e-3'.B1:'dt_25e-04_conv_lim_1e-3'.O201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/00/0000</text:date>, <text:time style:data-style-name="N2" text:time-value="02:05:56.713444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9:03:51.020023827</meta:creation-date>
    <dc:date>2018-07-30T02:14:30.105049104</dc:date>
    <meta:editing-duration>PT7H22M13S</meta:editing-duration>
    <meta:editing-cycles>13</meta:editing-cycles>
    <meta:generator>LibreOffice/5.1.6.2$Linux_X86_64 LibreOffice_project/10m0$Build-2</meta:generator>
    <meta:document-statistic meta:table-count="7" meta:cell-count="8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077cm" svg:y="0.316cm" chart:style-name="ch2">
          <text:p>Average number of coupling iterations vs. filter limit (QR2) (dt=10^-2)</text:p>
        </chart:title>
        <chart:plot-area chart:style-name="ch3" table:cell-range-address="'dt_1e-02'.B1:'dt_1e-02'.O1 'dt_1e-02'.B52:'dt_1e-02'.P52" chart:data-source-has-labels="column" svg:x="1.331cm" svg:y="1.301cm" svg:width="14.349cm" svg:height="6.538cm">
          <chartooo:coordinate-region svg:x="2.019cm" svg:y="1.501cm" svg:width="12.918cm" svg:height="5.691cm"/>
          <chart:axis chart:dimension="x" chart:name="primary-x" chart:style-name="ch4">
            <chart:title svg:x="8.157cm" svg:y="8.019cm" chart:style-name="ch5">
              <text:p>limit</text:p>
            </chart:title>
          </chart:axis>
          <chart:axis chart:dimension="y" chart:name="primary-y" chart:style-name="ch6">
            <chart:title svg:x="0.451cm" svg:y="5.064cm" chart:style-name="ch7">
              <text:p>N_iter</text:p>
            </chart:title>
          </chart:axis>
          <chart:series chart:style-name="ch8" chart:values-cell-range-address="'dt_1e-02'.B52:'dt_1e-02'.O52" chart:label-cell-address="'dt_1e-02'.P52:'dt_1e-02'.P52" chart:class="chart:scatter">
            <chart:domain table:cell-range-address="'dt_1e-02'.B1:'dt_1e-02'.O1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00000000000001">
                <text:p>0.00000000000001</text:p>
                <draw:g>
                  <svg:desc>'dt_1e-02'.B1:'dt_1e-02'.O1</svg:desc>
                </draw:g>
              </table:table-cell>
              <table:table-cell office:value-type="float" office:value="0.0000000000001">
                <text:p>0.0000000000001</text:p>
              </table:table-cell>
              <table:table-cell office:value-type="float" office:value="0.000000000001">
                <text:p>0.00000000000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1">
                <text:p>0.0001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/>
                <draw:g>
                  <svg:desc>'dt_1e-02'.P52:'dt_1e-02'.P52</svg:desc>
                </draw:g>
              </table:table-cell>
              <table:table-cell office:value-type="float" office:value="NaN">
                <text:p>NaN</text:p>
                <draw:g>
                  <svg:desc>'dt_1e-02'.B52:'dt_1e-02'.O5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15cm" chart:symbol-height="0.1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rrow-up" chart:symbol-width="0.15cm" chart:symbol-height="0.1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rrow-right" chart:symbol-width="0.15cm" chart:symbol-height="0.1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9.269cm" svg:height="20.426cm" xlink:href=".." xlink:type="simple" chart:class="chart:scatter" chart:style-name="ch1">
        <chart:title svg:x="6.957cm" svg:y="0.544cm" chart:style-name="ch2">
          <text:p>Comparison of avg. cpl. iter. vs. filter limit between different timesteps (QR2)</text:p>
        </chart:title>
        <chart:legend chart:legend-position="end" svg:x="23.196cm" svg:y="7.175cm" style:legend-expansion="high" chart:style-name="ch3"/>
        <chart:plot-area chart:style-name="ch4" table:cell-range-address="'dt_5e-02'.B1:'dt_5e-02'.O1 Results.A1:Results.A2 'dt_5e-02'.B12:'dt_5e-02'.P12 Results.B1:Results.D2 'dt_2e-02'.B27:'dt_2e-02'.P27 'dt_1e-02'.B52:'dt_1e-02'.P52 Results.E1:Results.F2 'dt_4e-03'.B127:'dt_4e-03'.P127 'dt_5e-03'.B102:'dt_5e-03'.CB102 'dt_25e-04_conv_lim_1e-3'.B202:'dt_25e-04_conv_lim_1e-3'.P202" chart:data-source-has-labels="column" svg:x="1.596cm" svg:y="1.757cm" svg:width="21.015cm" svg:height="17.28cm">
          <chartooo:coordinate-region svg:x="2.403cm" svg:y="1.956cm" svg:width="19.465cm" svg:height="16.434cm"/>
          <chart:axis chart:dimension="x" chart:name="primary-x" chart:style-name="ch5">
            <chart:title svg:x="11.411cm" svg:y="19.445cm" chart:style-name="ch6">
              <text:p>filter limit</text:p>
            </chart:title>
          </chart:axis>
          <chart:axis chart:dimension="y" chart:name="primary-y" chart:style-name="ch7">
            <chart:title svg:x="0.451cm" svg:y="10.891cm" chart:style-name="ch8">
              <text:p>N_iter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'dt_5e-02'.B12:'dt_5e-02'.O12" chart:label-cell-address="Results.A1:Results.A1" chart:class="chart:scatter">
            <chart:domain table:cell-range-address="'dt_5e-02'.B1:'dt_5e-02'.O1"/>
            <chart:data-point chart:repeated="14"/>
          </chart:series>
          <chart:series chart:style-name="ch12" chart:values-cell-range-address="'dt_5e-02'.P12:'dt_5e-02'.P12" chart:label-cell-address="Results.A2:Results.A2" chart:class="chart:scatter">
            <chart:data-point chart:repeated="14"/>
          </chart:series>
          <chart:series chart:style-name="ch13" chart:values-cell-range-address="'dt_2e-02'.P27:'dt_2e-02'.P27" chart:label-cell-address="Results.B2:Results.B2" chart:class="chart:scatter">
            <chart:data-point chart:repeated="14"/>
          </chart:series>
          <chart:series chart:style-name="ch14" chart:values-cell-range-address="'dt_1e-02'.P52:'dt_1e-02'.P52" chart:label-cell-address="Results.C2:Results.C2" chart:class="chart:scatter">
            <chart:data-point chart:repeated="14"/>
          </chart:series>
          <chart:series chart:style-name="ch15" chart:values-cell-range-address="'dt_4e-03'.P127:'dt_4e-03'.P127" chart:label-cell-address="Results.E2:Results.E2" chart:class="chart:scatter">
            <chart:data-point chart:repeated="14"/>
          </chart:series>
          <chart:series chart:style-name="ch16" chart:values-cell-range-address="'dt_5e-03'.CB102:'dt_5e-03'.CB102" chart:label-cell-address="Results.D2:Results.D2" chart:class="chart:scatter">
            <chart:data-point chart:repeated="14"/>
          </chart:series>
          <chart:series chart:style-name="ch17" chart:values-cell-range-address="'dt_25e-04_conv_lim_1e-3'.P202:'dt_25e-04_conv_lim_1e-3'.P202" chart:label-cell-address="Results.F2:Results.F2" chart:class="chart:scatter">
            <chart:data-point chart:repeated="14"/>
          </chart:series>
          <chart:series chart:style-name="ch18" chart:values-cell-range-address="'dt_25e-04_conv_lim_1e-3'.B202:'dt_25e-04_conv_lim_1e-3'.O202" chart:label-cell-address="Results.F1:Results.F1" chart:class="chart:scatter">
            <chart:domain table:cell-range-address="'dt_25e-04_conv_lim_1e-3'.B1:'dt_25e-04_conv_lim_1e-3'.O1"/>
            <chart:data-point chart:repeated="14"/>
          </chart:series>
          <chart:series chart:style-name="ch19" chart:values-cell-range-address="'dt_2e-02'.B27:'dt_2e-02'.O27" chart:label-cell-address="Results.B1:Results.B1" chart:class="chart:scatter">
            <chart:domain table:cell-range-address="'dt_2e-02'.B1:'dt_2e-02'.O1"/>
            <chart:data-point chart:repeated="14"/>
          </chart:series>
          <chart:series chart:style-name="ch20" chart:values-cell-range-address="'dt_1e-02'.B52:'dt_1e-02'.O52" chart:label-cell-address="Results.C1:Results.C1" chart:class="chart:scatter">
            <chart:domain table:cell-range-address="'dt_1e-02'.B1:'dt_1e-02'.O1"/>
            <chart:data-point chart:repeated="14"/>
          </chart:series>
          <chart:series chart:style-name="ch21" chart:values-cell-range-address="'dt_5e-03'.B102:'dt_5e-03'.CA102" chart:label-cell-address="Results.D1:Results.D1" chart:class="chart:scatter">
            <chart:domain table:cell-range-address="'dt_5e-03'.B1:'dt_5e-03'.CA1"/>
            <chart:data-point chart:repeated="78"/>
          </chart:series>
          <chart:series chart:style-name="ch22" chart:values-cell-range-address="'dt_4e-03'.B127:'dt_4e-03'.O127" chart:label-cell-address="Results.E1:Results.E1" chart:class="chart:scatter">
            <chart:domain table:cell-range-address="'dt_4e-03'.B1:'dt_4e-03'.O1"/>
            <chart:data-point chart:repeated="14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00000000000001">
                <text:p>0.00000000000001</text:p>
                <draw:g>
                  <svg:desc>'dt_5e-02'.B1:'dt_5e-02'.O1</svg:desc>
                </draw:g>
              </table:table-cell>
              <table:table-cell office:value-type="float" office:value="0.0000000000001">
                <text:p>0.0000000000001</text:p>
              </table:table-cell>
              <table:table-cell office:value-type="float" office:value="0.000000000001">
                <text:p>0.00000000000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1">
                <text:p>0.0001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dt_5e-02</text:p>
                <draw:g>
                  <svg:desc>Results.A1:Results.A1</svg:desc>
                </draw:g>
              </table:table-cell>
              <table:table-cell office:value-type="float" office:value="18.9">
                <text:p>18.9</text:p>
                <draw:g>
                  <svg:desc>'dt_5e-02'.B12:'dt_5e-02'.O12</svg:desc>
                </draw:g>
              </table:table-cell>
              <table:table-cell office:value-type="float" office:value="18.9">
                <text:p>18.9</text:p>
              </table:table-cell>
              <table:table-cell office:value-type="float" office:value="18.1">
                <text:p>18.1</text:p>
              </table:table-cell>
              <table:table-cell office:value-type="float" office:value="15.3">
                <text:p>15.3</text:p>
              </table:table-cell>
              <table:table-cell office:value-type="float" office:value="16.7">
                <text:p>16.7</text:p>
              </table:table-cell>
              <table:table-cell office:value-type="float" office:value="15.5">
                <text:p>15.5</text:p>
              </table:table-cell>
              <table:table-cell office:value-type="float" office:value="16.1">
                <text:p>16.1</text:p>
              </table:table-cell>
              <table:table-cell office:value-type="float" office:value="16">
                <text:p>16</text:p>
              </table:table-cell>
              <table:table-cell office:value-type="float" office:value="16.3">
                <text:p>16.3</text:p>
              </table:table-cell>
              <table:table-cell office:value-type="float" office:value="161.4">
                <text:p>161.4</text:p>
              </table:table-cell>
              <table:table-cell office:value-type="float" office:value="NaN">
                <text:p>NaN</text:p>
              </table:table-cell>
              <table:table-cell office:value-type="float" office:value="678.8">
                <text:p>67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t_5e-02_no_filter</text:p>
                <draw:g>
                  <svg:desc>Results.A2:Results.A2</svg:desc>
                </draw:g>
              </table:table-cell>
              <table:table-cell office:value-type="float" office:value="18.9">
                <text:p>18.9</text:p>
                <draw:g>
                  <svg:desc>'dt_5e-02'.P12:'dt_5e-02'.P12</svg:desc>
                </draw:g>
              </table:table-cell>
            </table:table-row>
            <table:table-row>
              <table:table-cell office:value-type="string">
                <text:p>dt_2e-02_no_filter</text:p>
                <draw:g>
                  <svg:desc>Results.B2:Results.B2</svg:desc>
                </draw:g>
              </table:table-cell>
              <table:table-cell office:value-type="float" office:value="NaN">
                <text:p>NaN</text:p>
                <draw:g>
                  <svg:desc>'dt_2e-02'.P27:'dt_2e-02'.P27</svg:desc>
                </draw:g>
              </table:table-cell>
            </table:table-row>
            <table:table-row>
              <table:table-cell office:value-type="string">
                <text:p>dt_1e-02_no_filter</text:p>
                <draw:g>
                  <svg:desc>Results.C2:Results.C2</svg:desc>
                </draw:g>
              </table:table-cell>
              <table:table-cell office:value-type="float" office:value="NaN">
                <text:p>NaN</text:p>
                <draw:g>
                  <svg:desc>'dt_1e-02'.P52:'dt_1e-02'.P52</svg:desc>
                </draw:g>
              </table:table-cell>
            </table:table-row>
            <table:table-row>
              <table:table-cell office:value-type="string">
                <text:p>dt_4e-03_no_filter</text:p>
                <draw:g>
                  <svg:desc>Results.E2:Results.E2</svg:desc>
                </draw:g>
              </table:table-cell>
              <table:table-cell office:value-type="float" office:value="NaN">
                <text:p>NaN</text:p>
                <draw:g>
                  <svg:desc>'dt_4e-03'.P127:'dt_4e-03'.P127</svg:desc>
                </draw:g>
              </table:table-cell>
            </table:table-row>
            <table:table-row>
              <table:table-cell office:value-type="string">
                <text:p>dt_5e-03_no_filter</text:p>
                <draw:g>
                  <svg:desc>Results.D2:Results.D2</svg:desc>
                </draw:g>
              </table:table-cell>
              <table:table-cell office:value-type="float" office:value="NaN">
                <text:p>NaN</text:p>
                <draw:g>
                  <svg:desc>'dt_5e-03'.CB102:'dt_5e-03'.CB102</svg:desc>
                </draw:g>
              </table:table-cell>
            </table:table-row>
            <table:table-row>
              <table:table-cell office:value-type="string">
                <text:p>dt_25e-04_conv_lim_1e-3_no_filter</text:p>
                <draw:g>
                  <svg:desc>Results.F2:Results.F2</svg:desc>
                </draw:g>
              </table:table-cell>
              <table:table-cell office:value-type="float" office:value="NaN">
                <text:p>NaN</text:p>
                <draw:g>
                  <svg:desc>'dt_25e-04_conv_lim_1e-3'.P202:'dt_25e-04_conv_lim_1e-3'.P202</svg:desc>
                </draw:g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00000000000001">
                <text:p>0.00000000000001</text:p>
                <draw:g>
                  <svg:desc>'dt_25e-04_conv_lim_1e-3'.B1:'dt_25e-04_conv_lim_1e-3'.O1</svg:desc>
                </draw:g>
              </table:table-cell>
              <table:table-cell office:value-type="float" office:value="0.0000000000001">
                <text:p>0.0000000000001</text:p>
              </table:table-cell>
              <table:table-cell office:value-type="float" office:value="0.000000000001">
                <text:p>0.00000000000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1">
                <text:p>0.0001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dt_25e-04_conv_lim_1e-3</text:p>
                <draw:g>
                  <svg:desc>Results.F1:Results.F1</svg:desc>
                </draw:g>
              </table:table-cell>
              <table:table-cell office:value-type="float" office:value="NaN">
                <text:p>NaN</text:p>
                <draw:g>
                  <svg:desc>'dt_25e-04_conv_lim_1e-3'.B202:'dt_25e-04_conv_lim_1e-3'.O20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00000000000001">
                <text:p>0.00000000000001</text:p>
                <draw:g>
                  <svg:desc>'dt_2e-02'.B1:'dt_2e-02'.O1</svg:desc>
                </draw:g>
              </table:table-cell>
              <table:table-cell office:value-type="float" office:value="0.0000000000001">
                <text:p>0.0000000000001</text:p>
              </table:table-cell>
              <table:table-cell office:value-type="float" office:value="0.000000000001">
                <text:p>0.00000000000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1">
                <text:p>0.0001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dt_2e-02</text:p>
                <draw:g>
                  <svg:desc>Results.B1:Results.B1</svg:desc>
                </draw:g>
              </table:table-cell>
              <table:table-cell office:value-type="float" office:value="NaN">
                <text:p>NaN</text:p>
                <draw:g>
                  <svg:desc>'dt_2e-02'.B27:'dt_2e-02'.O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00000000000001">
                <text:p>0.00000000000001</text:p>
                <draw:g>
                  <svg:desc>'dt_1e-02'.B1:'dt_1e-02'.O1</svg:desc>
                </draw:g>
              </table:table-cell>
              <table:table-cell office:value-type="float" office:value="0.0000000000001">
                <text:p>0.0000000000001</text:p>
              </table:table-cell>
              <table:table-cell office:value-type="float" office:value="0.000000000001">
                <text:p>0.00000000000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1">
                <text:p>0.0001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dt_1e-02</text:p>
                <draw:g>
                  <svg:desc>Results.C1:Results.C1</svg:desc>
                </draw:g>
              </table:table-cell>
              <table:table-cell office:value-type="float" office:value="NaN">
                <text:p>NaN</text:p>
                <draw:g>
                  <svg:desc>'dt_1e-02'.B52:'dt_1e-02'.O5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00000000000001">
                <text:p>0.00000000000001</text:p>
                <draw:g>
                  <svg:desc>'dt_5e-03'.B1:'dt_5e-03'.CA1</svg:desc>
                </draw:g>
              </table:table-cell>
              <table:table-cell office:value-type="float" office:value="0.0000000000001">
                <text:p>0.0000000000001</text:p>
              </table:table-cell>
              <table:table-cell office:value-type="float" office:value="0.000000000001">
                <text:p>0.00000000000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0.0000000002">
                <text:p>0.0000000002</text:p>
              </table:table-cell>
              <table:table-cell office:value-type="float" office:value="0.0000000003">
                <text:p>0.0000000003</text:p>
              </table:table-cell>
              <table:table-cell office:value-type="float" office:value="0.0000000004">
                <text:p>0.0000000004</text:p>
              </table:table-cell>
              <table:table-cell office:value-type="float" office:value="0.0000000005">
                <text:p>0.0000000005</text:p>
              </table:table-cell>
              <table:table-cell office:value-type="float" office:value="0.0000000006">
                <text:p>0.0000000006</text:p>
              </table:table-cell>
              <table:table-cell office:value-type="float" office:value="0.0000000007">
                <text:p>0.0000000007</text:p>
              </table:table-cell>
              <table:table-cell office:value-type="float" office:value="0.0000000008">
                <text:p>0.0000000008</text:p>
              </table:table-cell>
              <table:table-cell office:value-type="float" office:value="0.0000000009">
                <text:p>0.0000000009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.000000002">
                <text:p>0.000000002</text:p>
              </table:table-cell>
              <table:table-cell office:value-type="float" office:value="0.000000003">
                <text:p>0.000000003</text:p>
              </table:table-cell>
              <table:table-cell office:value-type="float" office:value="0.000000004">
                <text:p>0.000000004</text:p>
              </table:table-cell>
              <table:table-cell office:value-type="float" office:value="0.000000005">
                <text:p>0.000000005</text:p>
              </table:table-cell>
              <table:table-cell office:value-type="float" office:value="0.000000006">
                <text:p>0.000000006</text:p>
              </table:table-cell>
              <table:table-cell office:value-type="float" office:value="0.000000007">
                <text:p>0.000000007</text:p>
              </table:table-cell>
              <table:table-cell office:value-type="float" office:value="0.000000008">
                <text:p>0.000000008</text:p>
              </table:table-cell>
              <table:table-cell office:value-type="float" office:value="0.000000009">
                <text:p>0.000000009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0002">
                <text:p>0.00000002</text:p>
              </table:table-cell>
              <table:table-cell office:value-type="float" office:value="0.00000003">
                <text:p>0.00000003</text:p>
              </table:table-cell>
              <table:table-cell office:value-type="float" office:value="0.00000004">
                <text:p>0.00000004</text:p>
              </table:table-cell>
              <table:table-cell office:value-type="float" office:value="0.00000005">
                <text:p>0.00000005</text:p>
              </table:table-cell>
              <table:table-cell office:value-type="float" office:value="0.00000006">
                <text:p>0.00000006</text:p>
              </table:table-cell>
              <table:table-cell office:value-type="float" office:value="0.00000007">
                <text:p>0.00000007</text:p>
              </table:table-cell>
              <table:table-cell office:value-type="float" office:value="0.00000008">
                <text:p>0.00000008</text:p>
              </table:table-cell>
              <table:table-cell office:value-type="float" office:value="0.00000009">
                <text:p>0.00000009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  <table:table-cell office:value-type="float" office:value="0.0000003">
                <text:p>0.0000003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007">
                <text:p>0.0000007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1">
                <text:p>0.00001</text:p>
              </table:table-cell>
              <table:table-cell office:value-type="float" office:value="0.00002">
                <text:p>0.00002</text:p>
              </table:table-cell>
              <table:table-cell office:value-type="float" office:value="0.00003">
                <text:p>0.00003</text:p>
              </table:table-cell>
              <table:table-cell office:value-type="float" office:value="0.00004">
                <text:p>0.00004</text:p>
              </table:table-cell>
              <table:table-cell office:value-type="float" office:value="0.00005">
                <text:p>0.00005</text:p>
              </table:table-cell>
              <table:table-cell office:value-type="float" office:value="0.00006">
                <text:p>0.00006</text:p>
              </table:table-cell>
              <table:table-cell office:value-type="float" office:value="0.00007">
                <text:p>0.00007</text:p>
              </table:table-cell>
              <table:table-cell office:value-type="float" office:value="0.00008">
                <text:p>0.00008</text:p>
              </table:table-cell>
              <table:table-cell office:value-type="float" office:value="0.00009">
                <text:p>0.00009</text:p>
              </table:table-cell>
              <table:table-cell office:value-type="float" office:value="0.0001">
                <text:p>0.0001</text:p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dt_5e-03</text:p>
                <draw:g>
                  <svg:desc>Results.D1:Results.D1</svg:desc>
                </draw:g>
              </table:table-cell>
              <table:table-cell office:value-type="float" office:value="NaN">
                <text:p>NaN</text:p>
                <draw:g>
                  <svg:desc>'dt_5e-03'.B102:'dt_5e-03'.CA10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00000000000001">
                <text:p>0.00000000000001</text:p>
                <draw:g>
                  <svg:desc>'dt_4e-03'.B1:'dt_4e-03'.O1</svg:desc>
                </draw:g>
              </table:table-cell>
              <table:table-cell office:value-type="float" office:value="0.0000000000001">
                <text:p>0.0000000000001</text:p>
              </table:table-cell>
              <table:table-cell office:value-type="float" office:value="0.000000000001">
                <text:p>0.00000000000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1">
                <text:p>0.0001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dt_4e-03</text:p>
                <draw:g>
                  <svg:desc>Results.E1:Results.E1</svg:desc>
                </draw:g>
              </table:table-cell>
              <table:table-cell office:value-type="float" office:value="NaN">
                <text:p>NaN</text:p>
                <draw:g>
                  <svg:desc>'dt_4e-03'.B127:'dt_4e-03'.O1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